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top="0.706cm" fo:margin-bottom="0.141cm" loext:contextual-spacing="false" fo:line-height="120%" style:writing-mode="lr-tb"/>
      <style:text-properties fo:font-variant="normal" fo:text-transform="none" fo:color="#000000" style:text-line-through-style="none" style:text-line-through-type="none" style:font-name="Arial" fo:font-size="20pt" fo:font-style="normal" style:text-underline-style="none" fo:font-weight="bold" style:text-blinking="false" fo:background-color="transparent"/>
    </style:style>
    <style:style style:name="P2" style:family="paragraph" style:parent-style-name="Text_20_body">
      <style:paragraph-properties fo:margin-top="0.423cm" fo:margin-bottom="0.423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3" style:family="paragraph" style:parent-style-name="Text_20_body">
      <style:paragraph-properties fo:margin-top="0.423cm" fo:margin-bottom="0.423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423cm" fo:margin-bottom="0.423cm"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5" style:family="paragraph" style:parent-style-name="Text_20_body">
      <style:paragraph-properties fo:margin-top="0.423cm" fo:margin-bottom="0.423cm" loext:contextual-spacing="false" fo:line-height="120%" style:writing-mode="lr-tb"/>
    </style:style>
    <style:style style:name="P6" style:family="paragraph" style:parent-style-name="Text_20_body">
      <style:paragraph-properties fo:margin-left="0cm" fo:margin-right="0cm" fo:margin-top="0.423cm" fo:margin-bottom="0.423cm" loext:contextual-spacing="false" fo:line-height="120%"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paragraph-properties fo:margin-left="1.27cm" fo:margin-right="0cm" fo:margin-top="0.423cm" fo:margin-bottom="0.423cm" loext:contextual-spacing="false" fo:line-height="120%"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docs-internal-guid-5c21937f-7fff-a2be-4b1f-3076cd2cc297"/>Ejercicios Triggers 2</text:h>
      <text:p text:style-name="P2">4) Crear un Trigger para controlar la inserción de empleados, cuando insertemos un empleado se copiarán datos sobre la inserción en una tabla llamada Control_BD. Los datos que se copiarán son el Número de empleado, El usuario que está realizando la operación, la fecha y el tipo de operación. </text:p>
      <text:p text:style-name="P3">CREATE  TABLE Control_BD (</text:p>
      <text:p text:style-name="P5"><text:span text:style-name="T1">    </text:span><text:span text:style-name="T2">User_BD VARCHAR(20) NOT NULL,</text:span></text:p>
      <text:p text:style-name="P5"><text:span text:style-name="T1">    </text:span><text:span text:style-name="T2">Fecha DATE NOT NULL,</text:span></text:p>
      <text:p text:style-name="P5"><text:span text:style-name="T1">    </text:span><text:span text:style-name="T2">TipoOP_BD VARCHAR(10) NOT NULL,</text:span></text:p>
      <text:p text:style-name="P5"><text:span text:style-name="T1">    </text:span><text:span text:style-name="T2">NEmp INT NOT NULL</text:span></text:p>
      <text:p text:style-name="P3">);</text:p>
      <text:p text:style-name="P3">DELIMITER//</text:p>
      <text:p text:style-name="P3">CREATE TRIGGER mostarregistroborrado AFTER INSERT ON Emp</text:p>
      <text:p text:style-name="P3">FOR EACH ROW</text:p>
      <text:p text:style-name="P3">BEGIN</text:p>
      <text:p text:style-name="P5"><text:span text:style-name="T1">    </text:span><text:span text:style-name="T2">INSERT INTO Control_BD VALUES (current_user(),NOW( ),'INSERT',new.Emp_No);</text:span></text:p>
      <text:p text:style-name="P3">END//</text:p>
      <text:p text:style-name="P3">DELIMITER ;</text:p>
      <text:p text:style-name="P2"><text:soft-page-break/>5) Crear un Trigger que actúe cuando se modifique la tabla hospital y sobre todas las tablas con las que esté relacionadas.</text:p>
      <text:p text:style-name="P3">DROP TRIGGER mostarregistroborrado;</text:p>
      <text:p text:style-name="P3">DELIMITER //</text:p>
      <text:p text:style-name="P3">CREATE TRIGGER mostarregistroborrado BEFORE UPDATE ON Hospital</text:p>
      <text:p text:style-name="P3">FOR EACH ROW</text:p>
      <text:p text:style-name="P6">BEGIN</text:p>
      <text:p text:style-name="P7">UPDATE FROM Plantilla</text:p>
      <text:p text:style-name="P7">INNER JOIN Hospital</text:p>
      <text:p text:style-name="P7">ON Hospital.Hospital_Cod=Plantilla.Hospital_Cod</text:p>
      <text:p text:style-name="P7">SET Plantilla.Hospital_Cod=new.Hospital_Cod</text:p>
      <text:p text:style-name="P7">WHERE Plantilla.Hospital_Cod=old.Hospital_Cod;</text:p>
      <text:p text:style-name="P7">UPDATE FROM Doctor</text:p>
      <text:p text:style-name="P7">INNER JOIN Hospital</text:p>
      <text:p text:style-name="P7">ON Hospital.Hospital_Cod=Doctor.Hospital_Cod</text:p>
      <text:p text:style-name="P7">SET Doctor.Hospital_Cod=new.Hospital_Cod</text:p>
      <text:p text:style-name="P7">WHERE Hospital.Hospital_Cod=old.Hospital_Cod;</text:p>
      <text:p text:style-name="Text_20_body"/>
      <text:p text:style-name="P7">UPDATE FROM Sala</text:p>
      <text:p text:style-name="P7"><text:soft-page-break/>INNER JOIN Hospital</text:p>
      <text:p text:style-name="P7">ON Hospital.Hospital_Cod=Sala.Hospital_Cod</text:p>
      <text:p text:style-name="P7">SET Sala.Hospital_Cod=new.Hospital_Cod</text:p>
      <text:p text:style-name="P7">WHERE Sala.Hospital_Cod=old.Hospital_Cod;</text:p>
      <text:p text:style-name="P7">END //</text:p>
      <text:p text:style-name="P3">DELIMITER ;</text:p>
      <text:p text:style-name="P2">6) Crear un Trigger en la tabla plantilla. Cuando actualicemos la tabla plantilla, debemos comprobar que el hospital que actualizamos existe, si intentamos actualizar el código de hospital, no podremos hacerlo si no existe relación con algún código de hospital. Realizar el mismo Trigger para las tablas relacionadas con Hospital.</text:p>
      <text:p text:style-name="P3">DELIMITER//</text:p>
      <text:p text:style-name="P3">CREATE TRIGGER actualizartablas AFTER UPDATE ON Plantilla</text:p>
      <text:p text:style-name="P3">FOR EACH ROW</text:p>
      <text:p text:style-name="P3">BEGIN</text:p>
      <text:p text:style-name="P4">  </text:p>
      <text:p text:style-name="P3">END//</text:p>
      <text:p text:style-name="P3">DELIMITER ;</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3" meta:paragraph-count="47" meta:word-count="237" meta:character-count="1831" meta:non-whitespace-character-count="1614"/>
  </office:meta>
</office:document-meta>
</file>